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35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2.1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14.123cm"/>
    </style:style>
    <style:style style:name="co27" style:family="table-column">
      <style:table-column-properties fo:break-before="auto" style:column-width="2.655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91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466cm" fo:break-before="auto" style:use-optimal-row-height="true"/>
    </style:style>
    <style:style style:name="ro7" style:family="table-row">
      <style:table-row-properties style:row-height="2.358cm" fo:break-before="auto" style:use-optimal-row-height="tru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1.766cm" fo:break-before="auto" style:use-optimal-row-height="true"/>
    </style:style>
    <style:style style:name="ro10" style:family="table-row">
      <style:table-row-properties style:row-height="0.933cm" fo:break-before="auto" style:use-optimal-row-height="true"/>
    </style:style>
    <style:style style:name="ro11" style:family="table-row">
      <style:table-row-properties style:row-height="0.848cm" fo:break-before="auto" style:use-optimal-row-height="true"/>
    </style:style>
    <style:style style:name="ro12" style:family="table-row">
      <style:table-row-properties style:row-height="1.041cm" fo:break-before="auto" style:use-optimal-row-height="true"/>
    </style:style>
    <style:style style:name="ro13" style:family="table-row">
      <style:table-row-properties style:row-height="0.725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1.02cm" fo:break-before="auto" style:use-optimal-row-height="true"/>
    </style:style>
    <style:style style:name="ta1" style:family="table" style:master-page-name="PageStyle_5f_Identificación_20_y_20_Evaluació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108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4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11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2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16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3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136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fo:background-color="#e6f0bb" style:text-align-source="fix" style:repeat-content="false" fo:wrap-option="wrap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style:diagonal-bl-tr="none" style:diagonal-tl-br="none" fo:border="0.74pt solid #313739" fo:padding="0.071cm" style:rotation-align="none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193" style:family="table-cell" style:parent-style-name="Default">
      <style:table-cell-properties style:cell-protect="none" style:print-content="true" style:text-align-source="fix" style:repeat-content="false" fo:wrap-option="wrap" fo:border="0.06pt solid #000000" fo:padding="0.071cm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8" style:family="table-cell" style:parent-style-name="Default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e6f0bb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1" style:family="table-cell" style:parent-style-name="Default">
      <style:table-cell-properties style:cell-protect="none" style:print-content="true" style:text-align-source="fix" style:repeat-content="false" fo:wrap-option="wrap" fo:border="0.06pt solid #000000" fo:padding="0.071cm" style:vertical-align="middle"/>
      <style:paragraph-properties fo:text-align="center" fo:margin-left="0cm"/>
      <style:text-properties style:font-name="Calibri" style:font-name-asian="Noto Sans CJK SC Regular" style:font-name-complex="FreeSans2"/>
    </style:style>
    <style:style style:name="ce203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Excel_5f_BuiltIn_5f_Percent" style:data-style-name="N10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0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071c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Portada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Portada.G6">
          <table:error-message table:message-type="stop" table:display="true"/>
        </table:content-validation>
      </table:content-validations>
      <table:table table:name="Identificación y Evaluació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109"/>
        <table:table-column table:style-name="co3" table:default-cell-style-name="ce120"/>
        <table:table-column table:style-name="co3" table:default-cell-style-name="ce109"/>
        <table:table-column table:style-name="co4" table:default-cell-style-name="ce109"/>
        <table:table-column table:style-name="co3" table:default-cell-style-name="ce109"/>
        <table:table-column table:style-name="co5" table:number-columns-repeated="5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Compromiso del Cliente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3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3">
          <table:table-cell table:style-name="ce3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3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 del tiempo</text:p>
          </table:table-cell>
          <table:table-cell table:style-name="ce41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:.B3])" office:value-type="float" office:value="2" calcext:value-type="float">
            <text:p>2</text:p>
          </table:table-cell>
          <table:table-cell table:style-name="ce95" table:formula="of:=SUM([.G2:.G3])" office:value-type="float" office:value="3" calcext:value-type="float">
            <text:p>3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]" office:value-type="float" office:value="6" calcext:value-type="float">
            <text:p>6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]/[.G5]*[.G6]" office:value-type="float" office:value="2.5" calcext:value-type="float">
            <text:p>2,50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Definición del Cliente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41" office:value-type="string" calcext:value-type="string">
            <text:p>Poco probable</text:p>
          </table:table-cell>
          <table:table-cell table:style-name="ce47" office:value-type="string" calcext:value-type="string">
            <text:p>Puede suceder</text:p>
          </table:table-cell>
          <table:table-cell table:style-name="ce41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5">
          <table:table-cell table:style-name="ce3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13:.B15])" office:value-type="float" office:value="3" calcext:value-type="float">
            <text:p>3</text:p>
          </table:table-cell>
          <table:table-cell table:style-name="ce95" table:formula="of:=SUM([.G13:.G15])" office:value-type="float" office:value="6" calcext:value-type="float">
            <text:p>6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6]" office:value-type="float" office:value="9" calcext:value-type="float">
            <text:p>9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6]/[.G17]*[.G18]" office:value-type="float" office:value="3.33333333333333" calcext:value-type="float">
            <text:p>3,3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Cronograma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3"/>
          <table:table-cell table:style-name="ce41" office:value-type="string" calcext:value-type="string">
            <text:p>Va a alcanzar</text:p>
          </table:table-cell>
          <table:table-cell table:style-name="ce47" office:value-type="string" calcext:value-type="string">
            <text:p>Puede que alcance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6">
          <table:table-cell table:style-name="ce3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3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Algunas fechas</text:p>
          </table:table-cell>
          <table:table-cell table:style-name="ce41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5:.B26])" office:value-type="float" office:value="2" calcext:value-type="float">
            <text:p>2</text:p>
          </table:table-cell>
          <table:table-cell table:style-name="ce95" table:formula="of:=SUM([.G25:.G26])" office:value-type="float" office:value="3" calcext:value-type="float">
            <text:p>3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27]" office:value-type="float" office:value="6" calcext:value-type="float">
            <text:p>6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27]/[.G28]*[.G29]" office:value-type="float" office:value="2" calcext:value-type="float">
            <text:p>2,00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Experiencia y Capacidad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7">
          <table:table-cell table:style-name="ce3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6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6">
          <table:table-cell table:style-name="ce3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6">
          <table:table-cell table:style-name="ce3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7">
          <table:table-cell table:style-name="ce3" office:value-type="string" calcext:value-type="string" table:number-columns-spanned="2" table:number-rows-spanned="1">
            <text:p>No se tiene conocimiento ni experiencia respecto al funcionamiento del API de Google Forms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6">
          <table:table-cell table:style-name="ce3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36:.B41])" office:value-type="float" office:value="6" calcext:value-type="float">
            <text:p>6</text:p>
          </table:table-cell>
          <table:table-cell table:style-name="ce95" table:formula="of:=SUM([.G36:.G41])" office:value-type="float" office:value="16" calcext:value-type="float">
            <text:p>16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2]" office:value-type="float" office:value="18" calcext:value-type="float">
            <text:p>18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2]/[.G43]*[.G44]" office:value-type="float" office:value="3.55555555555556" calcext:value-type="float">
            <text:p>3,56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Duración y Tamaño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2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7">
          <table:table-cell table:style-name="ce3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51:.B51])" office:value-type="float" office:value="1" calcext:value-type="float">
            <text:p>1</text:p>
          </table:table-cell>
          <table:table-cell table:style-name="ce95" table:formula="of:=SUM([.G51:.G51])" office:value-type="float" office:value="2" calcext:value-type="float">
            <text:p>2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54]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54]/[.G55]*[.G56]" office:value-type="float" office:value="2" calcext:value-type="float">
            <text:p>2,00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Legal y Contractual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4">
          <table:table-cell table:style-name="ce14" table:number-columns-spanned="2" table:number-rows-spanned="1"/>
          <table:covered-table-cell table:style-name="ce14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/>
          <table:table-cell table:number-columns-repeated="5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63:.B63])" office:value-type="float" office:value="0" calcext:value-type="float">
            <text:p>0</text:p>
          </table:table-cell>
          <table:table-cell table:style-name="ce95" table:formula="of:=SUM([.G63:.G63])" office:value-type="float" office:value="0" calcext:value-type="float">
            <text:p>0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64]" office:value-type="float" office:value="0" calcext:value-type="float">
            <text:p>0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64]/[.G65]*[.G66]" office:value-type="string" office:string-value="" calcext:value-type="error">
            <text:p>#¡DIV/0!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Tecnología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3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3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3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73:.B73])" office:value-type="float" office:value="1" calcext:value-type="float">
            <text:p>1</text:p>
          </table:table-cell>
          <table:table-cell table:style-name="ce95" table:formula="of:=SUM([.G73:.G73])" office:value-type="float" office:value="2" calcext:value-type="float">
            <text:p>2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75]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5]/[.G76]*[.G77]" office:value-type="float" office:value="3.33333333333333" calcext:value-type="float">
            <text:p>3,33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Complejidad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Solo un poco</text:p>
          </table:table-cell>
          <table:table-cell table:style-name="ce41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8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84:.B84])" office:value-type="float" office:value="1" calcext:value-type="float">
            <text:p>1</text:p>
          </table:table-cell>
          <table:table-cell table:style-name="ce95" table:formula="of:=SUM([.G84:.G84])" office:value-type="float" office:value="2" calcext:value-type="float">
            <text:p>2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85]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5]/[.G86]*[.G87]" office:value-type="float" office:value="2.66666666666667" calcext:value-type="float">
            <text:p>2,667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Aspectos Financieros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4">
          <table:table-cell table:style-name="ce14" table:number-columns-spanned="2" table:number-rows-spanned="1"/>
          <table:covered-table-cell table:style-name="ce14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 table:formula="of:=IF([.G94]&gt;=2;&quot;SI&quot;;&quot;&quot;)">
            <text:p/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94:.B94])" office:value-type="float" office:value="0" calcext:value-type="float">
            <text:p>0</text:p>
          </table:table-cell>
          <table:table-cell table:style-name="ce95" table:formula="of:=SUM([.G94:.G94])" office:value-type="float" office:value="0" calcext:value-type="float">
            <text:p>0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95]" office:value-type="float" office:value="0" calcext:value-type="float">
            <text:p>0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95]/[.G96]*[.G97]" office:value-type="string" office:string-value="" calcext:value-type="error">
            <text:p>#¡DIV/0!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1">
          <table:table-cell table:style-name="ce15" office:value-type="string" calcext:value-type="string" table:number-columns-spanned="2" table:number-rows-spanned="1">
            <text:p>Subcontratistas</text:p>
          </table:table-cell>
          <table:covered-table-cell table:style-name="ce15"/>
          <table:table-cell table:style-name="ce4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45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4">
          <table:table-cell table:style-name="ce14" table:number-columns-spanned="2" table:number-rows-spanned="1"/>
          <table:covered-table-cell table:style-name="ce14"/>
          <table:table-cell table:style-name="ce108" table:number-columns-repeated="5"/>
          <table:table-cell table:style-name="ce148" table:formula="of:=IF([.G104]&gt;=2;&quot;SI&quot;;&quot;&quot;)">
            <text:p/>
          </table:table-cell>
          <table:table-cell table:number-columns-repeated="56"/>
        </table:table-row>
        <table:table-row table:style-name="ro1">
          <table:table-cell table:style-name="ce22" office:value-type="string" calcext:value-type="string">
            <text:p>N° de preguntas respondidas / Puntuación Total</text:p>
          </table:table-cell>
          <table:table-cell table:style-name="ce34" table:number-columns-repeated="4"/>
          <table:table-cell table:style-name="ce130" table:formula="of:=COUNTA([.A104:.B104])" office:value-type="float" office:value="0" calcext:value-type="float">
            <text:p>0</text:p>
          </table:table-cell>
          <table:table-cell table:style-name="ce140" table:formula="of:=SUM([.G104:.G104])" office:value-type="float" office:value="0" calcext:value-type="float">
            <text:p>0</text:p>
          </table:table-cell>
          <table:table-cell table:style-name="ce114"/>
          <table:table-cell table:number-columns-repeated="5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05]" office:value-type="float" office:value="0" calcext:value-type="float">
            <text:p>0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05]/[.G106]*[.G107]" office:value-type="string" office:string-value="" calcext:value-type="error">
            <text:p>#¡DIV/0!</text:p>
          </table:table-cell>
          <table:table-cell table:style-name="ce116"/>
          <table:table-cell table:number-columns-repeated="5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56"/>
        </table:table-row>
        <table:table-row table:style-name="ro4">
          <table:table-cell table:style-name="ce24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56"/>
        </table:table-row>
        <table:table-row table:style-name="ro4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56"/>
        </table:table-row>
        <table:table-row table:style-name="ro4" table:number-rows-repeated="104846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tada" table:style-name="ta2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6" table:default-cell-style-name="ce133"/>
        <table:table-column table:style-name="co7" table:default-cell-style-name="ce133"/>
        <table:table-column table:style-name="co6" table:number-columns-repeated="6" table:default-cell-style-name="ce133"/>
        <table:table-row table:style-name="ro4" table:number-rows-repeated="7">
          <table:table-cell table:number-columns-repeated="8"/>
        </table:table-row>
        <table:table-row table:style-name="ro4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9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136"/>
          <table:covered-table-cell table:number-columns-repeated="4"/>
          <table:table-cell table:number-columns-repeated="2"/>
        </table:table-row>
        <table:table-row table:style-name="ro10">
          <table:table-cell/>
          <table:table-cell table:style-name="ce136"/>
          <table:table-cell table:number-columns-repeated="6"/>
        </table:table-row>
        <table:table-row table:style-name="ro11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11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11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11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4" table:number-rows-repeated="3">
          <table:table-cell table:number-columns-repeated="8"/>
        </table:table-row>
        <table:table-row table:style-name="ro10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12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13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13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13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13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13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13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4" table:number-rows-repeated="18">
          <table:table-cell table:number-columns-repeated="8"/>
        </table:table-row>
        <table:table-row table:style-name="ro4" table:number-rows-repeated="4">
          <table:table-cell table:style-name="Default" table:number-columns-repeated="8"/>
        </table:table-row>
        <table:table-row table:style-name="ro4">
          <table:table-cell table:style-name="Default" table:number-columns-repeated="8"/>
        </table:table-row>
      </table:table>
      <table:table table:name="Resumen" table:style-name="ta3"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20"/>
        <table:table-column table:style-name="co13" table:default-cell-style-name="ce60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5" table:number-columns-repeated="48" table:default-cell-style-name="Default"/>
        <table:table-row table:style-name="ro15">
          <table:table-cell table:style-name="ce119" office:value-type="string" calcext:value-type="string">
            <text:p>Resumen de Riesgos</text:p>
          </table:table-cell>
          <table:table-cell table:style-name="ce15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6" calcext:value-type="float">
            <text:p>6</text:p>
          </table:table-cell>
          <table:table-cell table:style-name="ce62" table:formula="of:=[.F3]/[.E3]*[.B3]" office:value-type="float" office:value="3.33333333333333" calcext:value-type="float">
            <text:p>3,33</text:p>
          </table:table-cell>
          <table:table-cell table:style-name="ce53" table:formula="of:=[.F3]/[.E3]*[.C3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4]" office:value-type="float" office:value="4" calcext:value-type="float">
            <text:p>4</text:p>
          </table:table-cell>
          <table:table-cell table:style-name="ce53" table:formula="of:=[.B5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42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2]" office:value-type="float" office:value="16" calcext:value-type="float">
            <text:p>16</text:p>
          </table:table-cell>
          <table:table-cell table:style-name="ce62" table:formula="of:=[.F5]/[.E5]*[.B5]" office:value-type="float" office:value="3.55555555555556" calcext:value-type="float">
            <text:p>3,56</text:p>
          </table:table-cell>
          <table:table-cell table:style-name="ce53" table:formula="of:=[.F5]/[.E5]*[.C5]" office:value-type="percentage" office:value="0.118518518518519" calcext:value-type="percentage">
            <text:p>11,85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50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53" table:formula="of:=[.B6]*[.$C$12]/[.$B$12]" office:value-type="percentage" office:value="0.1" calcext:value-type="percentage">
            <text:p>10,00 %</text:p>
          </table:table-cell>
          <table:table-cell table:style-name="ce55" table:formula="of:=[$'Identificación y Evaluación'.F54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4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¡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7]" office:value-type="float" office:value="4" calcext:value-type="float">
            <text:p>4</text:p>
          </table:table-cell>
          <table:table-cell table:style-name="ce53" table:formula="of:=[.B9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85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5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9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150" table:formula="of:=[$'Identificación y Evaluación'.A93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5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5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¡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150" table:formula="of:=[$'Identificación y Evaluación'.A103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5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5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¡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4" calcext:value-type="float">
            <text:p>34</text:p>
          </table:table-cell>
          <table:table-cell table:style-name="ce63" table:formula="of:=SUM([.G2:.G11])" office:value-type="string" office:string-value="" calcext:value-type="error">
            <text:p>#¡DIV/0!</text:p>
          </table:table-cell>
          <table:table-cell table:style-name="ce64" table:formula="of:=SUM([.H2:.H11])" office:value-type="percentage" office:value="0.646296296296296" calcext:value-type="percentage">
            <text:p>64,6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1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6" table:number-rows-repeated="2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6">
          <table:table-cell>
            <draw:frame table:end-cell-address="Resumen.H34" table:end-x="0.87cm" table:end-y="0.161cm" draw:z-index="0" draw:name="3 Gráfico" draw:style-name="gr3" draw:text-style-name="P3" svg:width="14.982cm" svg:height="8.822cm" svg:x="0.981cm" svg:y="0.275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6" table:number-rows-repeated="7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6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6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6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71"/>
        <table:table-column table:style-name="co25" table:default-cell-style-name="ce109"/>
        <table:table-column table:style-name="co26" table:default-cell-style-name="ce109"/>
        <table:table-column table:style-name="co9" table:default-cell-style-name="ce71"/>
        <table:table-column table:style-name="co27" table:default-cell-style-name="ce75"/>
        <table:table-column table:style-name="co10" table:default-cell-style-name="ce79"/>
        <table:table-column table:style-name="co5" table:number-columns-repeated="58" table:default-cell-style-name="Default"/>
        <table:table-row table:style-name="ro1">
          <table:table-cell table:style-name="ce184" office:value-type="string" calcext:value-type="string">
            <text:p>Ref.</text:p>
          </table:table-cell>
          <table:table-cell table:style-name="ce2" office:value-type="string" calcext:value-type="string">
            <text:p>Categoría</text:p>
          </table:table-cell>
          <table:table-cell table:style-name="ce2" office:value-type="string" calcext:value-type="string">
            <text:p>Riesgo</text:p>
          </table:table-cell>
          <table:table-cell table:style-name="ce184" office:value-type="string" calcext:value-type="string">
            <text:p>Impacto</text:p>
          </table:table-cell>
          <table:table-cell table:style-name="ce203" office:value-type="string" calcext:value-type="string">
            <text:p>Probabilidad</text:p>
          </table:table-cell>
          <table:table-cell table:style-name="ce219" office:value-type="string" calcext:value-type="string">
            <text:p>Factor</text:p>
          </table:table-cell>
          <table:table-cell table:number-columns-repeated="58"/>
        </table:table-row>
        <table:table-row table:style-name="ro17">
          <table:table-cell table:style-name="ce189" office:value-type="string" calcext:value-type="string">
            <text:p>R05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6]=&quot;SI&quot;;[$'Identificación y Evaluación'.A36];&quot;&quot;)" office:value-type="string" office:string-value="El grupo de desarrollo no tiene experiencia en cuanto a la conducción de un proyecto de software" calcext:value-type="string">
            <text:p>El grupo de desarrollo no tiene experiencia en cuanto a la conducción de un proyecto de software</text:p>
          </table:table-cell>
          <table:table-cell table:style-name="ce200" table:formula="of:=[$'Identificación y Evaluación'.$G$44]" office:value-type="float" office:value="4" calcext:value-type="float">
            <text:p>4</text:p>
          </table:table-cell>
          <table:table-cell table:style-name="ce204" office:value-type="percentage" office:value="0.8" calcext:value-type="percentage">
            <text:p>80 %</text:p>
          </table:table-cell>
          <table:table-cell table:style-name="ce214" table:formula="of:=[.D2]*[.E2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6">
          <table:table-cell table:style-name="ce189" office:value-type="string" calcext:value-type="string">
            <text:p>R06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3]*[.E3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8">
          <table:table-cell table:style-name="ce189" office:value-type="string" calcext:value-type="string">
            <text:p>R07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8]=&quot;SI&quot;;[$'Identificación y Evaluación'.A38];&quot;&quot;)" office:value-type="string" office:string-value="No se conoce el/los lenguaje(s) de programación a utilizar ni como trabajan" calcext:value-type="string">
            <text:p>No se conoce el/los lenguaje(s) de programación a utilizar ni como trabajan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4]*[.E4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8">
          <table:table-cell table:style-name="ce189" office:value-type="string" calcext:value-type="string">
            <text:p>R09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40]=&quot;SI&quot;;[$'Identificación y Evaluación'.A40];&quot;&quot;)" office:value-type="string" office:string-value="No se tiene conocimiento ni experiencia respecto al funcionamiento del API de Google Forms" calcext:value-type="string">
            <text:p>No se tiene conocimiento ni experiencia respecto al funcionamiento del API de Google Forms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5]*[.E5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7">
          <table:table-cell table:style-name="ce189" office:value-type="string" calcext:value-type="string">
            <text:p>R010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41]=&quot;SI&quot;;[$'Identificación y Evaluación'.A41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6]*[.E6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4</text:p>
          </table:table-cell>
          <table:table-cell table:style-name="ce199" table:formula="of:=[$'Identificación y Evaluación'.$A$24]" office:value-type="string" office:string-value="Cronograma" calcext:value-type="string">
            <text:p>Cronograma</text:p>
          </table:table-cell>
          <table:table-cell table:style-name="ce199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17" table:formula="of:=[$'Identificación y Evaluación'.$G$29]" office:value-type="float" office:value="4" calcext:value-type="float">
            <text:p>4</text:p>
          </table:table-cell>
          <table:table-cell table:style-name="ce207" office:value-type="percentage" office:value="0.7" calcext:value-type="percentage">
            <text:p>70 %</text:p>
          </table:table-cell>
          <table:table-cell table:style-name="ce215" table:formula="of:=[.D7]*[.E7]*100" office:value-type="float" office:value="280" calcext:value-type="float">
            <text:p>28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2</text:p>
          </table:table-cell>
          <table:table-cell table:style-name="ce199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9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99" table:formula="of:=[$'Identificación y Evaluación'.$G$18]" office:value-type="float" office:value="5" calcext:value-type="float">
            <text:p>5</text:p>
          </table:table-cell>
          <table:table-cell table:style-name="ce208" office:value-type="percentage" office:value="0.5" calcext:value-type="percentage">
            <text:p>50 %</text:p>
          </table:table-cell>
          <table:table-cell table:style-name="ce215" table:formula="of:=[.D8]*[.E8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3</text:p>
          </table:table-cell>
          <table:table-cell table:style-name="ce199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9" table:formula="of:=IF([$'Identificación y Evaluación'.H15]=&quot;SI&quot;;[$'Identificación y Evaluación'.A15];&quot;&quot;)" office:value-type="string" office:string-value="No se definieron todos los documentos a entregar junto con el producto" calcext:value-type="string">
            <text:p>No se definieron todos los documentos a entregar junto con el producto</text:p>
          </table:table-cell>
          <table:table-cell table:style-name="ce117" table:formula="of:=[$'Identificación y Evaluación'.$G$18]" office:value-type="float" office:value="5" calcext:value-type="float">
            <text:p>5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9]*[.E9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1</text:p>
          </table:table-cell>
          <table:table-cell table:style-name="ce199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9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17" table:formula="of:=[$'Identificación y Evaluación'.$G$6]" office:value-type="float" office:value="5" calcext:value-type="float">
            <text:p>5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10]*[.E10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8</text:p>
          </table:table-cell>
          <table:table-cell table:style-name="ce199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9" table:formula="of:=IF([$'Identificación y Evaluación'.H39]=&quot;SI&quot;;[$'Identificación y Evaluación'.A39];&quot;&quot;)" office:value-type="string" office:string-value="No se tiene experiencia con el modelo de desarrollo PSI" calcext:value-type="string">
            <text:p>No se tiene experiencia con el modelo de desarrollo PSI</text:p>
          </table:table-cell>
          <table:table-cell table:style-name="ce199" table:formula="of:=[$'Identificación y Evaluación'.$G$44]" office:value-type="float" office:value="4" calcext:value-type="float">
            <text:p>4</text:p>
          </table:table-cell>
          <table:table-cell table:style-name="ce208" office:value-type="percentage" office:value="0.5" calcext:value-type="percentage">
            <text:p>50 %</text:p>
          </table:table-cell>
          <table:table-cell table:style-name="ce215" table:formula="of:=[.D11]*[.E11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11</text:p>
          </table:table-cell>
          <table:table-cell table:style-name="ce199" table:formula="of:=[$'Identificación y Evaluación'.$A$72]" office:value-type="string" office:string-value="Tecnología" calcext:value-type="string">
            <text:p>Tecnología</text:p>
          </table:table-cell>
          <table:table-cell table:style-name="ce199" table:formula="of:=IF([$'Identificación y Evaluación'.H73]=&quot;SI&quot;;[$'Identificación y Evaluación'.A73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117" table:formula="of:=[$'Identificación y Evaluación'.$G$77]" office:value-type="float" office:value="5" calcext:value-type="float">
            <text:p>5</text:p>
          </table:table-cell>
          <table:table-cell table:style-name="ce207" office:value-type="percentage" office:value="0.4" calcext:value-type="percentage">
            <text:p>40 %</text:p>
          </table:table-cell>
          <table:table-cell table:style-name="ce215" table:formula="of:=[.D12]*[.E12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16" table:visibility="filter">
          <table:table-cell table:style-name="ce108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[$'Identificación y Evaluación'.A13]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58"/>
        </table:table-row>
        <table:table-row table:style-name="ro4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58"/>
        </table:table-row>
        <table:table-row table:style-name="ro4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58"/>
        </table:table-row>
        <table:table-row table:style-name="ro4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2]=&quot;SI&quot;;[$'Identificación y Evaluación'.A62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58"/>
        </table:table-row>
        <table:table-row table:style-name="ro4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2]=&quot;SI&quot;;[$'Identificación y Evaluación'.A7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58"/>
        </table:table-row>
        <table:table-row table:style-name="ro4" table:visibility="filter" table:number-rows-repeated="3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3]=&quot;SI&quot;;[$'Identificación y Evaluación'.A83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>
          <table:table-cell table:style-name="ce180" office:value-type="string" calcext:value-type="string">
            <text:p>R15</text:p>
          </table:table-cell>
          <table:table-cell table:style-name="ce199" table:formula="of:=[$'Identificación y Evaluación'.$A$72]" office:value-type="string" office:string-value="Tecnología" calcext:value-type="string">
            <text:p>Tecnología</text:p>
          </table:table-cell>
          <table:table-cell table:style-name="ce199" table:formula="of:=IF([$'Identificación y Evaluación'.H74]=&quot;SI&quot;;[$'Identificación y Evaluación'.A74];&quot;&quot;)" office:value-type="string" office:string-value="La preparación del área de trabajo con las tecnologías a utilizar puede ser difícil " calcext:value-type="string">
            <text:p>La preparación del área de trabajo con las tecnologías a utilizar puede ser difícil </text:p>
          </table:table-cell>
          <table:table-cell table:style-name="ce180" office:value-type="float" office:value="5" calcext:value-type="float">
            <text:p>5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215" table:formula="of:=[.D323]*[.E323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6">
          <table:table-cell table:style-name="ce122" office:value-type="string" calcext:value-type="string">
            <text:p>R012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84]=&quot;SI&quot;;[$'Identificación y Evaluación'.A84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99" table:formula="of:=[$'Identificación y Evaluación'.$G$87]" office:value-type="float" office:value="4" calcext:value-type="float">
            <text:p>4</text:p>
          </table:table-cell>
          <table:table-cell table:style-name="ce208" office:value-type="percentage" office:value="0.4" calcext:value-type="percentage">
            <text:p>40 %</text:p>
          </table:table-cell>
          <table:table-cell table:style-name="ce215" table:formula="of:=[.D324]*[.E324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4" table:visibility="filter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3]=&quot;SI&quot;;[$'Identificación y Evaluación'.A93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1]*[.E371]*100" office:value-type="float" office:value="0" calcext:value-type="float">
            <text:p>0</text:p>
          </table:table-cell>
          <table:table-cell table:number-columns-repeated="58"/>
        </table:table-row>
        <table:table-row table:style-name="ro4" table:visibility="filter" table:number-rows-repeated="6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¡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58"/>
        </table:table-row>
        <table:table-row table:style-name="ro16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2]=&quot;SI&quot;;[$'Identificación y Evaluación'.A112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6]*[.E466]*100" office:value-type="float" office:value="0" calcext:value-type="float">
            <text:p>0</text:p>
          </table:table-cell>
          <table:table-cell table:number-columns-repeated="58"/>
        </table:table-row>
        <table:table-row table:style-name="ro18">
          <table:table-cell table:style-name="ce122" office:value-type="string" calcext:value-type="string">
            <text:p>R013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51]=&quot;SI&quot;;[$'Identificación y Evaluación'.A51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199" table:formula="of:=[$'Identificación y Evaluación'.$G$87]" office:value-type="float" office:value="4" calcext:value-type="float">
            <text:p>4</text:p>
          </table:table-cell>
          <table:table-cell table:style-name="ce208" office:value-type="percentage" office:value="0.4" calcext:value-type="percentage">
            <text:p>40 %</text:p>
          </table:table-cell>
          <table:table-cell table:style-name="ce215" table:formula="of:=[.D467]*[.E467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18">
          <table:table-cell table:style-name="ce193" office:value-type="string" calcext:value-type="string">
            <text:p>R14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52]=&quot;SI&quot;;[$'Identificación y Evaluación'.A52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201" table:formula="of:=[$'Identificación y Evaluación'.$G$87]" office:value-type="float" office:value="4" calcext:value-type="float">
            <text:p>4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468]*[.E468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4" table:number-rows-repeated="65054">
          <table:table-cell table:number-columns-repeated="5"/>
          <table:table-cell table:style-name="ce78"/>
          <table:table-cell table:number-columns-repeated="58"/>
        </table:table-row>
        <table:table-row table:style-name="ro4" table:number-rows-repeated="98305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275" table:display-filter-buttons="true">
          <table:filter>
            <table:filter-and>
              <table:filter-condition table:field-number="2" table:value="El cliente no estará presente durante todo el proceso de desarrollo" table:operator="=">
                <table:filter-set-item table:value="El cliente no estará presente durante todo el proceso de desarrollo"/>
                <table:filter-set-item table:value="El cliente puede proponer grandes cambios para el proyecto."/>
                <table:filter-set-item table:value="El grupo de desarrollo no tiene experiencia en cuanto a la conducción de un proyecto de software"/>
                <table:filter-set-item table:value="El grupo de desarrollo no tiene experiencia en el desarrollo de software"/>
                <table:filter-set-item table:value="Falta de experiencia en desarrollo de aplicaciones móviles."/>
                <table:filter-set-item table:value="La adaptación del modulo Workflow a nuestra aplicación puede ser difícil."/>
                <table:filter-set-item table:value="No se conoce el/los lenguaje(s) de programación a utilizar ni como trabajan"/>
                <table:filter-set-item table:value="No se definieron todos los documentos a entregar junto con el producto"/>
                <table:filter-set-item table:value="No se tiene conocimiento ni experiencia respecto al funcionamiento del API de Google Forms"/>
                <table:filter-set-item table:value="No se tiene experiencia con el modelo de desarrollo PSI"/>
                <table:filter-set-item table:value="Puede que el límite de tiempo establecido no sea suficiente para desarrollar el proyecto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2:50:05.50034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3T22:50:12.273428739</dc:date>
    <meta:print-date>2009-09-16T17:06:17</meta:print-date>
    <meta:editing-duration>PT7H26M50S</meta:editing-duration>
    <meta:editing-cycles>38</meta:editing-cycles>
    <meta:generator>LibreOffice/6.4.4.2$Linux_X86_64 LibreOffice_project/40$Build-2</meta:generator>
    <meta:document-statistic meta:table-count="4" meta:cell-count="22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3cm" xlink:href=".." xlink:type="simple" chart:class="chart:filled-radar" chart:style-name="ch1">
        <chart:title svg:x="4.743cm" svg:y="0.217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29cm" svg:width="12.787cm" svg:height="7.514cm">
          <chartooo:coordinate-region svg:x="4.738cm" svg:y="1.952cm" svg:width="6.069cm" svg:height="6.069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118518518518519">
                <text:p>0.11851851851851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